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1.4772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weight="normal" officeooo:rsid="000dd415" officeooo:paragraph-rsid="000dd415" style:font-size-asian="10.5pt" style:font-weight-asian="normal" style:font-size-complex="12pt" style:font-weight-complex="normal"/>
    </style:style>
    <style:style style:name="T1" style:family="text">
      <style:text-properties fo:color="#ce181e"/>
    </style:style>
    <style:style style:name="T2" style:family="text">
      <style:text-properties officeooo:rsid="0009e8da"/>
    </style:style>
    <style:style style:name="T3" style:family="text">
      <style:text-properties fo:color="#006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Define and work with arrays of pointers and use multiple ways for dereferencing</text:p>
      <text:p text:style-name="Standard"/>
      <text:p text:style-name="Text_20_body">Now we will see how to <text:span text:style-name="T1">store pointers in arrays</text:span>, thereby giving us the possibility <text:span text:style-name="T1">to create arrays of arrays</text:span>. And my goal now is to create an array that holds the memory locations of these arrays, <text:span text:style-name="T2">for example, </text:span><text:s/>a, b, and c.</text:p>
      <text:p text:style-name="Text_20_body"><text:span text:style-name="T3">short</text:span> a[<text:span text:style-name="T3">3</text:span>] = {<text:span text:style-name="T3">234</text:span>,<text:span text:style-name="T3">655</text:span>, <text:span text:style-name="T3">843</text:span>};</text:p>
      <text:p text:style-name="Text_20_body"><text:span text:style-name="T3">short</text:span> b[<text:span text:style-name="T3">2</text:span>] = {<text:span text:style-name="T3">12</text:span>, <text:span text:style-name="T3">62</text:span>};</text:p>
      <text:p text:style-name="Text_20_body"><text:span text:style-name="T3">short</text:span> c[<text:span text:style-name="T3">4</text:span>] = {<text:span text:style-name="T3">3456</text:span>, <text:span text:style-name="T3">3467</text:span>, <text:span text:style-name="T3">23</text:span>, <text:span text:style-name="T3">276</text:span>};</text:p>
      <text:p text:style-name="Text_20_body"><text:span text:style-name="T3">short</text:span> * arrays[<text:span text:style-name="T3">3</text:span>] = {a, b, c};</text:p>
      <text:p text:style-name="Standard">* arrays[0] = 5;</text:p>
      <text:p text:style-name="Standard">arrays[0][0] = 0;</text:p>
      <text:p text:style-name="Standard">* (arrays[0] + 1) = 6;</text:p>
      <text:p text:style-name="Standard">arrays[0][1] = 0;</text:p>
      <text:p text:style-name="Standard">* (arrays[0] + 2) = 7;</text:p>
      <text:p text:style-name="Standard">arrays[0][2] = 0;</text:p>
      <text:p text:style-name="Standard">* arrays[1] = 3;</text:p>
      <text:p text:style-name="Standard">arrays[1][0] = 0;</text:p>
      <text:p text:style-name="Standard">* (arrays[1] + 1) = 4;</text:p>
      <text:p text:style-name="Standard">arrays[1][1] = 0;</text:p>
      <text:p text:style-name="Standard"/>
      <text:p text:style-name="Standard"/>
      <text:p text:style-name="P2">Use pointers to pointers and dereference</text:p>
      <text:p text:style-name="P3"/>
      <text:p text:style-name="P4">example code</text:p>
      <text:p text:style-name="P4"/>
      <text:p text:style-name="P4"><text:span text:style-name="T3">#include</text:span> <text:span text:style-name="T1">&lt;stdio.h&gt;</text:span></text:p>
      <text:p text:style-name="P4"><text:span text:style-name="T3">void</text:span> setToZero(<text:span text:style-name="T3">short</text:span> **);</text:p>
      <text:p text:style-name="P4"><text:span text:style-name="T3">int</text:span> main(){</text:p>
      <text:p text:style-name="P4"><text:s text:c="4"/><text:span text:style-name="T3">short</text:span> a[3] = {1245, 1924, 234};</text:p>
      <text:p text:style-name="P4"><text:s text:c="4"/><text:span text:style-name="T3">short</text:span> b[2] = {24, 256};</text:p>
      <text:p text:style-name="P4"><text:s text:c="4"/><text:span text:style-name="T3">short</text:span> * t[2] = {a,b};</text:p>
      <text:p text:style-name="P4"><text:s text:c="4"/>setToZero(t);</text:p>
      <text:p text:style-name="P4"><text:s text:c="4"/><text:span text:style-name="T3">return 0</text:span>;</text:p>
      <text:p text:style-name="P4">}</text:p>
      <text:p text:style-name="P4"><text:span text:style-name="T3">void</text:span> setToZero(<text:span text:style-name="T3">short</text:span> ** t){</text:p>
      <text:p text:style-name="P4"><text:s text:c="4"/>*(*t) = 0; //t[0][0] <text:s/>OR <text:s/>*(t[0] + 0)</text:p>
      <text:p text:style-name="P4"><text:s text:c="4"/>*((*t) + 1) = 0;//t[0][1] <text:s/>OR *(t[0] + 1)</text:p>
      <text:p text:style-name="P4"><text:s text:c="4"/>*((*t) + 2) = 0;//t[0][2] <text:s/>OR *(t[0] + 2)</text:p>
      <text:p text:style-name="P4"><text:s text:c="4"/>*(*(t+1)) = 0;//t[1][0] <text:s/>OR *(t[1] + 0)</text:p>
      <text:p text:style-name="P4"><text:s text:c="4"/>*(*(t+1)+1) = 0;//t[1][1] <text:s/>OR *(t[1] + 1)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21:09:04.009352915</meta:creation-date>
    <dc:date>2019-04-13T22:20:46.930690817</dc:date>
    <meta:editing-duration>PT20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201" meta:character-count="1075" meta:non-whitespace-character-count="858"/>
  </office:meta>
</office:document-meta>
</file>